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font-size-asian="22pt" style:language-asian="zh" style:country-asian="TW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language-asian="zh" style:country-asian="TW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style:font-size-asian="20pt" style:language-asian="zh" style:country-asian="TW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style:font-size-asian="20pt" style:language-asian="zh" style:country-asian="TW" style:font-size-complex="20pt"/>
    </style:style>
    <style:style style:name="T1" style:family="text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應用軟題設計實習心得報告</text:p>
      <text:p text:style-name="P2">電子三甲</text:p>
      <text:p text:style-name="P2">蔡鴻展</text:p>
      <text:p text:style-name="P2">106360132</text:p>
      <text:p text:style-name="P2"/>
      <text:p text:style-name="P4"><text:tab/><text:span text:style-name="T1">這是我第一是使用java來書寫程式，在大一的時候有學過C++</text:span></text:p>
      <text:p text:style-name="P4"><text:span text:style-name="T1">有一點點的基礎，基本的指令練習了之後就大致上可以記得清楚，</text:span></text:p>
      <text:p text:style-name="P4"><text:span text:style-name="T1">比較不太懂得是這次PPT第28頁的程式，雖然是寫得出來，但在理解方面上我就有點困難。而這次的作業我覺得不難，很基礎的程式練習，我很慶幸這次沒有迴圈的練習，想到大一當時在練習寫迴圈，都會卡很久，是一個不好的回憶，我知道後面一定是會練習到的，我會繼續多加練習，把可以學習吸收的，都好好存在心裡!</text:span></text:p>
      <text:p text:style-name="P4"><text:span text:style-name="T1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1S</meta:editing-duration>
    <meta:editing-cycles>4</meta:editing-cycles>
    <meta:generator>OpenOffice/4.1.2$Win32 OpenOffice.org_project/412m3$Build-9782</meta:generator>
    <dc:date>2019-09-30T20:05:59.52</dc:date>
    <dc:creator>鴻展 蔡</dc:creator>
    <meta:document-statistic meta:table-count="0" meta:image-count="0" meta:object-count="0" meta:page-count="1" meta:paragraph-count="7" meta:word-count="216" meta:character-count="233"/>
    <meta:user-defined meta:name="Info 1"/>
    <meta:user-defined meta:name="Info 2"/>
    <meta:user-defined meta:name="Info 3"/>
    <meta:user-defined meta:name="Info 4"/>
  </office:meta>
</office:document-meta>
</file>